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7da647"/>
    </style:style>
    <style:style style:name="ce4" style:family="table-cell" style:parent-style-name="Default">
      <style:table-cell-properties fo:background-color="#ff9966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>
            <text:p>set_vc..()</text:p>
          </table:table-cell>
          <table:table-cell table:style-name="ce3" office:value-type="string">
            <office:annotation draw:style-name="gr1" draw:text-style-name="P2" svg:width="1.1732in" svg:height="0.285in" svg:x="2.9031in" svg:y="0.0004in" draw:caption-point-x="-2.9031in" draw:caption-point-y="-0.0004in">
              <dc:creator>bb</dc:creator>
              <dc:date>2008-07-07T00:00:00</dc:date>
              <text:p text:style-name="P1"><text:span text:style-name="T1">inter_vc_valid.pl</text:span></text:p>
            </office:annotation>
            <text:p>Sig</text:p>
          </table:table-cell>
          <table:table-cell table:style-name="ce3" office:value-type="string">
            <office:annotation draw:style-name="gr1" draw:text-style-name="P2" svg:width="1.1413in" svg:height="0.285in" svg:x="3.7921in" svg:y="0.0004in" draw:caption-point-x="-3.7921in" draw:caption-point-y="-0.0004in">
              <dc:creator>bb</dc:creator>
              <dc:date>2008-07-07T00:00:00</dc:date>
              <text:p text:style-name="P1"><text:span text:style-name="T1">inter_vc_valid.pl</text:span></text:p>
            </office:annotation>
            <text:p>sg.[+]sig</text:p>
          </table:table-cell>
          <table:table-cell table:style-name="ce4" office:value-type="string">
            <office:annotation draw:style-name="gr1" draw:text-style-name="P2" svg:width="1.1413in" svg:height="0.285in" svg:x="4.6811in" svg:y="0.0004in" draw:caption-point-x="-4.6811in" draw:caption-point-y="-0.0004in">
              <dc:creator>bb</dc:creator>
              <dc:date>2008-07-07T00:00:00</dc:date>
              <text:p text:style-name="P1"><text:span text:style-name="T1">inter_vc_valid.pl</text:span></text:p>
            </office:annotation>
            <text:p>sig.ps</text:p>
          </table:table-cell>
          <table:table-cell table:number-columns-repeated="2"/>
          <table:table-cell table:style-name="ce1" office:value-type="string">
            <text:p>excl,incl</text:p>
          </table:table-cell>
          <table:table-cell table:style-name="ce4" office:value-type="string">
            <office:annotation draw:style-name="gr1" draw:text-style-name="P2" svg:width="1.1413in" svg:height="0.4909in" svg:x="8.2374in" svg:y="0.0004in" draw:caption-point-x="-8.2374in" draw:caption-point-y="-0.0004in">
              <dc:creator>bb</dc:creator>
              <dc:date>2008-07-08T00:00:00</dc:date>
              <text:p text:style-name="P1"><text:span text:style-name="T1">tb_verif_comp_invalid.pl</text:span></text:p>
            </office:annotation>
            <text:p>Sig</text:p>
          </table:table-cell>
          <table:table-cell table:style-name="ce4" office:value-type="string">
            <office:annotation draw:style-name="gr1" draw:text-style-name="P2" svg:width="1.1413in" svg:height="0.4909in" svg:x="9.1264in" svg:y="0.0004in" draw:caption-point-x="-9.1264in" draw:caption-point-y="-0.0004in">
              <dc:creator>bb</dc:creator>
              <dc:date>2008-07-08T00:00:00</dc:date>
              <text:p text:style-name="P1"><text:span text:style-name="T1">tb_verif_comp_invalid.pl</text:span></text:p>
            </office:annotation>
            <text:p>sig.ps</text:p>
          </table:table-cell>
          <table:table-cell table:style-name="ce4" office:value-type="string">
            <office:annotation draw:style-name="gr1" draw:text-style-name="P2" svg:width="1.1413in" svg:height="0.4909in" svg:x="10.0154in" svg:y="0.0004in" draw:caption-point-x="-10.0154in" draw:caption-point-y="-0.0004in">
              <dc:creator>bb</dc:creator>
              <dc:date>2008-07-08T00:00:00</dc:date>
              <text:p text:style-name="P1"><text:span text:style-name="T1">tb_verif_comp_invalid.pl</text:span></text:p>
            </office:annotation>
            <text:p>sg.[+]sig</text:p>
          </table:table-cell>
        </table:table-row>
        <table:table-row table:style-name="ro1">
          <table:table-cell/>
          <table:table-cell table:style-name="ce2"/>
          <table:table-cell table:style-name="ce4" office:value-type="string">
            <office:annotation draw:style-name="gr1" draw:text-style-name="P2" svg:width="1.2386in" svg:height="0.285in" svg:x="2.9031in" svg:y="0.0677in" draw:caption-point-x="-2.9031in" draw:caption-point-y="-0.0677in">
              <dc:creator>bb</dc:creator>
              <dc:date>2008-07-07T00:00:00</dc:date>
              <text:p text:style-name="P1"><text:span text:style-name="T1">inter_vc_invalid.pl</text:span></text:p>
            </office:annotation>
            <text:p>Port</text:p>
          </table:table-cell>
          <table:table-cell table:style-name="ce4" office:value-type="string">
            <office:annotation draw:style-name="gr1" draw:text-style-name="P2" svg:width="1.1413in" svg:height="0.4909in" svg:x="3.7921in" svg:y="0.0677in" draw:caption-point-x="-3.7921in" draw:caption-point-y="-0.0677in">
              <dc:creator>bb</dc:creator>
              <dc:date>2008-07-07T00:00:00</dc:date>
              <text:p text:style-name="P1"><text:span text:style-name="T1">inter_vc_invalid.pl</text:span></text:p>
            </office:annotation>
            <text:p>port.ps</text:p>
          </table:table-cell>
          <table:table-cell table:style-name="ce4" office:value-type="string">
            <office:annotation draw:style-name="gr1" draw:text-style-name="P2" svg:width="1.1413in" svg:height="0.4909in" svg:x="4.6811in" svg:y="0.0677in" draw:caption-point-x="-4.6811in" draw:caption-point-y="-0.0677in">
              <dc:creator>bb</dc:creator>
              <dc:date>2008-07-07T00:00:00</dc:date>
              <text:p text:style-name="P1"><text:span text:style-name="T1">inter_vc_invalid.pl</text:span></text:p>
            </office:annotation>
            <text:p>ifc.[+]port</text:p>
          </table:table-cell>
          <table:table-cell table:number-columns-repeated="3"/>
          <table:table-cell table:style-name="ce3" office:value-type="string">
            <office:annotation draw:style-name="gr1" draw:text-style-name="P2" svg:width="1.1413in" svg:height="0.4909in" svg:x="8.2374in" svg:y="0.0677in" draw:caption-point-x="-8.2374in" draw:caption-point-y="-0.0677in">
              <dc:creator>bb</dc:creator>
              <dc:date>2008-07-08T00:00:00</dc:date>
              <text:p text:style-name="P1"><text:span text:style-name="T1">tb_verif_comp_valid.pl</text:span></text:p>
            </office:annotation>
            <text:p>Port</text:p>
          </table:table-cell>
          <table:table-cell table:style-name="ce3" office:value-type="string">
            <office:annotation draw:style-name="gr1" draw:text-style-name="P2" svg:width="1.1413in" svg:height="0.4909in" svg:x="9.1264in" svg:y="0.0677in" draw:caption-point-x="-9.1264in" draw:caption-point-y="-0.0677in">
              <dc:creator>bb</dc:creator>
              <dc:date>2008-07-08T00:00:00</dc:date>
              <text:p text:style-name="P1"><text:span text:style-name="T1">tb_verif_comp_valid.pl</text:span></text:p>
            </office:annotation>
            <text:p>port.ps</text:p>
          </table:table-cell>
          <table:table-cell table:style-name="ce3" office:value-type="string">
            <office:annotation draw:style-name="gr1" draw:text-style-name="P2" svg:width="1.1413in" svg:height="0.4909in" svg:x="10.0154in" svg:y="0.0677in" draw:caption-point-x="-10.0154in" draw:caption-point-y="-0.0677in">
              <dc:creator>bb</dc:creator>
              <dc:date>2008-07-08T00:00:00</dc:date>
              <text:p text:style-name="P1"><text:span text:style-name="T1">tb_verif_comp_valid.pl</text:span></text:p>
            </office:annotation>
            <text:p>ifc.[+]port</text:p>
          </table:table-cell>
        </table:table-row>
        <table:table-row table:style-name="ro1">
          <table:table-cell/>
          <table:table-cell table:style-name="ce2"/>
          <table:table-cell table:style-name="ce4" office:value-type="string">
            <office:annotation draw:style-name="gr1" draw:text-style-name="P2" svg:width="1.1413in" svg:height="0.4909in" svg:x="2.9031in" svg:y="0.287in" draw:caption-point-x="-2.9031in" draw:caption-point-y="-0.287in">
              <dc:creator>bb</dc:creator>
              <dc:date>2008-07-07T00:00:00</dc:date>
              <text:p text:style-name="P1"><text:span text:style-name="T1">inter_vc_invalid.pl</text:span></text:p>
            </office:annotation>
            <text:p>Ifc</text:p>
          </table:table-cell>
          <table:table-cell table:style-name="ce4" office:value-type="string">
            <office:annotation draw:style-name="gr1" draw:text-style-name="P2" svg:width="1.1413in" svg:height="0.4909in" svg:x="3.7921in" svg:y="0.287in" draw:caption-point-x="-3.7921in" draw:caption-point-y="-0.287in">
              <dc:creator>bb</dc:creator>
              <dc:date>2008-07-07T00:00:00</dc:date>
              <text:p text:style-name="P1"><text:span text:style-name="T1">inter_vc_invalid.pl</text:span></text:p>
            </office:annotation>
            <text:p>Sg</text:p>
          </table:table-cell>
          <table:table-cell table:style-name="ce2"/>
          <table:table-cell table:number-columns-repeated="3"/>
          <table:table-cell table:style-name="ce4" office:value-type="string">
            <office:annotation draw:style-name="gr1" draw:text-style-name="P2" svg:width="1.1413in" svg:height="0.4909in" svg:x="8.2374in" svg:y="0.287in" draw:caption-point-x="-8.2374in" draw:caption-point-y="-0.287in">
              <dc:creator>bb</dc:creator>
              <dc:date>2008-07-08T00:00:00</dc:date>
              <text:p text:style-name="P1"><text:span text:style-name="T1">tb_verif_comp_invalid.pl</text:span></text:p>
            </office:annotation>
            <text:p>Ifc</text:p>
          </table:table-cell>
          <table:table-cell table:style-name="ce4" office:value-type="string">
            <office:annotation draw:style-name="gr1" draw:text-style-name="P2" svg:width="1.1413in" svg:height="0.4909in" svg:x="9.1264in" svg:y="0.287in" draw:caption-point-x="-9.1264in" draw:caption-point-y="-0.287in">
              <dc:creator>bb</dc:creator>
              <dc:date>2008-07-08T00:00:00</dc:date>
              <text:p text:style-name="P1"><text:span text:style-name="T1">tb_verif_comp_invalid.pl</text:span></text:p>
            </office:annotation>
            <text:p>Sg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>
            <text:p>Add_logic()</text:p>
          </table:table-cell>
          <table:table-cell table:style-name="ce3" office:value-type="string">
            <office:annotation draw:style-name="gr1" draw:text-style-name="P2" svg:width="1.1413in" svg:height="0.4909in" svg:x="2.9031in" svg:y="1.3835in" draw:caption-point-x="-2.9031in" draw:caption-point-y="-1.3835in">
              <dc:creator>bb</dc:creator>
              <dc:date>2008-07-08T00:00:00</dc:date>
              <text:p text:style-name="P1"><text:span text:style-name="T1">tb_verif_comp_valid.pl</text:span></text:p>
            </office:annotation>
            <text:p>Sig</text:p>
          </table:table-cell>
          <table:table-cell table:style-name="ce4" office:value-type="string">
            <office:annotation draw:style-name="gr1" draw:text-style-name="P2" svg:width="1.1413in" svg:height="0.4909in" svg:x="3.7921in" svg:y="1.3835in" draw:caption-point-x="-3.7921in" draw:caption-point-y="-1.3835in">
              <dc:creator>bb</dc:creator>
              <dc:date>2008-07-08T00:00:00</dc:date>
              <text:p text:style-name="P1"><text:span text:style-name="T1">tb_verif_comp_invalid.pl</text:span></text:p>
            </office:annotation>
            <text:p>sig.ps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7/08/2008</text:date>, <text:time>13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7-07T12:16:21</meta:creation-date>
    <dc:creator>booo buuuu</dc:creator>
    <dc:date>2008-07-08T13:15:27</dc:date>
    <dc:language>en-US</dc:language>
    <meta:editing-cycles>33</meta:editing-cycles>
    <meta:editing-duration>PT6H8M1S</meta:editing-duration>
    <meta:user-defined meta:name="Info 1"/>
    <meta:user-defined meta:name="Info 2"/>
    <meta:user-defined meta:name="Info 3"/>
    <meta:user-defined meta:name="Info 4"/>
    <meta:document-statistic meta:table-count="3" meta:cell-count="21"/>
  </office:meta>
</office:document-meta>
</file>